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office:value-type="string">
            <text:p>Estimate of relay operations</text:p>
          </table:table-cell>
          <table:table-cell table:number-columns-repeated="20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1"/>
          <table:table-cell table:number-columns-repeated="4" office:value-type="string">
            <text:p># operation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ours per</text:p>
          </table:table-cell>
          <table:table-cell office:value-type="string">
            <text:p># field days</text:p>
          </table:table-cell>
          <table:table-cell table:number-columns-repeated="2" office:value-type="string">
            <text:p># field day hrs</text:p>
          </table:table-cell>
          <table:table-cell office:value-type="string">
            <text:p># days per</text:p>
          </table:table-cell>
          <table:table-cell office:value-type="string">
            <text:p># launches</text:p>
          </table:table-cell>
          <table:table-cell office:value-type="string">
            <text:p>launch duration</text:p>
          </table:table-cell>
          <table:table-cell table:number-columns-repeated="3" office:value-type="string">
            <text:p>rate during</text:p>
          </table:table-cell>
          <table:table-cell office:value-type="string">
            <text:p>per week field</text:p>
          </table:table-cell>
          <table:table-cell table:number-columns-repeated="3" office:value-type="string">
            <text:p>per week</text:p>
          </table:table-cell>
          <table:table-cell office:value-type="string">
            <text:p>Total per</text:p>
          </table:table-cell>
          <table:table-cell office:value-type="string">
            <text:p>End-of-life</text:p>
          </table:table-cell>
          <table:table-cell office:value-type="string">
            <text:p># weeks</text:p>
          </table:table-cell>
          <table:table-cell office:value-type="string">
            <text:p>#y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 day</text:p>
          </table:table-cell>
          <table:table-cell office:value-type="string">
            <text:p>per week</text:p>
          </table:table-cell>
          <table:table-cell office:value-type="string">
            <text:p>on high charge</text:p>
          </table:table-cell>
          <table:table-cell office:value-type="string">
            <text:p>on float chg</text:p>
          </table:table-cell>
          <table:table-cell office:value-type="string">
            <text:p>week float</text:p>
          </table:table-cell>
          <table:table-cell office:value-type="string">
            <text:p>per day</text:p>
          </table:table-cell>
          <table:table-cell office:value-type="string">
            <text:p>secs</text:p>
          </table:table-cell>
          <table:table-cell office:value-type="string">
            <text:p>Launch (/sec)</text:p>
          </table:table-cell>
          <table:table-cell office:value-type="string">
            <text:p>high charge</text:p>
          </table:table-cell>
          <table:table-cell office:value-type="string">
            <text:p>float</text:p>
          </table:table-cell>
          <table:table-cell office:value-type="string">
            <text:p>launch</text:p>
          </table:table-cell>
          <table:table-cell office:value-type="string">
            <text:p>high charge</text:p>
          </table:table-cell>
          <table:table-cell office:value-type="string">
            <text:p>field float</text:p>
          </table:table-cell>
          <table:table-cell office:value-type="string">
            <text:p>non filed float</text:p>
          </table:table-cell>
          <table:table-cell office:value-type="string">
            <text:p>week</text:p>
          </table:table-cell>
          <table:table-cell office:value-type="string">
            <text:p>op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24-[.B8]-2" office:value-type="float" office:value="16">
            <text:p>16</text:p>
          </table:table-cell>
          <table:table-cell table:formula="of:=7-[.C8]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/60" office:value-type="float" office:value="0.0166666666666667">
            <text:p>0.0166666667</text:p>
          </table:table-cell>
          <table:table-cell table:formula="of:=([.C8]*[.G8]*[.I8]*[.H8])" office:value-type="float" office:value="10800">
            <text:p>10800</text:p>
          </table:table-cell>
          <table:table-cell table:formula="of:=[.C8]*[.D8]*3600*[.J8]" office:value-type="float" office:value="28800">
            <text:p>28800</text:p>
          </table:table-cell>
          <table:table-cell table:formula="of:=[.C8]*[.E8]*3600*[.K8]" office:value-type="float" office:value="1920">
            <text:p>1920</text:p>
          </table:table-cell>
          <table:table-cell table:formula="of:=[.F8]*24*3600*[.K8]" office:value-type="float" office:value="7200">
            <text:p>7200</text:p>
          </table:table-cell>
          <table:table-cell table:formula="of:=SUM([.L8:.O8])" office:value-type="float" office:value="48720">
            <text:p>48720</text:p>
          </table:table-cell>
          <table:table-cell table:style-name="ce1" office:value-type="float" office:value="10000000">
            <text:p>1.00E+007</text:p>
          </table:table-cell>
          <table:table-cell table:formula="of:=[.Q8]/[.P8]" office:value-type="float" office:value="205.254515599343">
            <text:p>205.2545155993</text:p>
          </table:table-cell>
          <table:table-cell table:formula="of:=[.R8]/52" office:value-type="float" office:value="3.94720222306429">
            <text:p>3.9472022231</text:p>
          </table:table-cell>
          <table:table-cell/>
          <table:table-cell table:formula="of:=([.N8]+[.O8])/[.P8]" office:value-type="float" office:value="0.187192118226601">
            <text:p>0.187192118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24-[.B9]-2" office:value-type="float" office:value="16">
            <text:p>16</text:p>
          </table:table-cell>
          <table:table-cell table:formula="of:=7-[.C9]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/30" office:value-type="float" office:value="0.0333333333333333">
            <text:p>0.0333333333</text:p>
          </table:table-cell>
          <table:table-cell table:formula="of:=([.C9]*[.G9]*[.I9]*[.H9])" office:value-type="float" office:value="10800">
            <text:p>10800</text:p>
          </table:table-cell>
          <table:table-cell table:formula="of:=[.C9]*[.D9]*3600*[.J9]" office:value-type="float" office:value="28800">
            <text:p>28800</text:p>
          </table:table-cell>
          <table:table-cell table:formula="of:=[.C9]*[.E9]*3600*[.K9]" office:value-type="float" office:value="3840">
            <text:p>3840</text:p>
          </table:table-cell>
          <table:table-cell table:formula="of:=[.F9]*24*3600*[.K9]" office:value-type="float" office:value="14400">
            <text:p>14400</text:p>
          </table:table-cell>
          <table:table-cell table:formula="of:=SUM([.L9:.O9])" office:value-type="float" office:value="57840">
            <text:p>57840</text:p>
          </table:table-cell>
          <table:table-cell table:style-name="ce1" office:value-type="float" office:value="10000000">
            <text:p>1.00E+007</text:p>
          </table:table-cell>
          <table:table-cell table:formula="of:=[.Q9]/[.P9]" office:value-type="float" office:value="172.890733056708">
            <text:p>172.8907330567</text:p>
          </table:table-cell>
          <table:table-cell table:formula="of:=[.R9]/52" office:value-type="float" office:value="3.32482178955208">
            <text:p>3.3248217896</text:p>
          </table:table-cell>
          <table:table-cell/>
          <table:table-cell table:formula="of:=([.N9]+[.O9])/[.P9]" office:value-type="float" office:value="0.315352697095436">
            <text:p>0.315352697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24-[.B11]-2" office:value-type="float" office:value="16">
            <text:p>16</text:p>
          </table:table-cell>
          <table:table-cell table:formula="of:=7-[.C11]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/60" office:value-type="float" office:value="0.0166666666666667">
            <text:p>0.0166666667</text:p>
          </table:table-cell>
          <table:table-cell table:formula="of:=([.C11]*[.G11]*[.I11]*[.H11])" office:value-type="float" office:value="10800">
            <text:p>10800</text:p>
          </table:table-cell>
          <table:table-cell table:formula="of:=[.C11]*[.D11]*3600*[.J11]" office:value-type="float" office:value="28800">
            <text:p>28800</text:p>
          </table:table-cell>
          <table:table-cell table:formula="of:=[.C11]*[.E11]*3600*[.K11]" office:value-type="float" office:value="1920">
            <text:p>1920</text:p>
          </table:table-cell>
          <table:table-cell table:formula="of:=[.F11]*24*3600*[.K11]" office:value-type="float" office:value="7200">
            <text:p>7200</text:p>
          </table:table-cell>
          <table:table-cell table:formula="of:=SUM([.L11:.O11])" office:value-type="float" office:value="48720">
            <text:p>48720</text:p>
          </table:table-cell>
          <table:table-cell table:style-name="ce1" office:value-type="float" office:value="100000000">
            <text:p>1.00E+008</text:p>
          </table:table-cell>
          <table:table-cell table:formula="of:=[.Q11]/[.P11]" office:value-type="float" office:value="2052.54515599343">
            <text:p>2052.5451559934</text:p>
          </table:table-cell>
          <table:table-cell table:formula="of:=[.R11]/52" office:value-type="float" office:value="39.4720222306429">
            <text:p>39.4720222306</text:p>
          </table:table-cell>
          <table:table-cell/>
          <table:table-cell table:formula="of:=([.N11]+[.O11])/[.P11]" office:value-type="float" office:value="0.187192118226601">
            <text:p>0.187192118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24-[.B12]-2" office:value-type="float" office:value="16">
            <text:p>16</text:p>
          </table:table-cell>
          <table:table-cell table:formula="of:=7-[.C12]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/30" office:value-type="float" office:value="0.0333333333333333">
            <text:p>0.0333333333</text:p>
          </table:table-cell>
          <table:table-cell table:formula="of:=([.C12]*[.G12]*[.I12]*[.H12])" office:value-type="float" office:value="10800">
            <text:p>10800</text:p>
          </table:table-cell>
          <table:table-cell table:formula="of:=[.C12]*[.D12]*3600*[.J12]" office:value-type="float" office:value="28800">
            <text:p>28800</text:p>
          </table:table-cell>
          <table:table-cell table:formula="of:=[.C12]*[.E12]*3600*[.K12]" office:value-type="float" office:value="3840">
            <text:p>3840</text:p>
          </table:table-cell>
          <table:table-cell table:formula="of:=[.F12]*24*3600*[.K12]" office:value-type="float" office:value="14400">
            <text:p>14400</text:p>
          </table:table-cell>
          <table:table-cell table:formula="of:=SUM([.L12:.O12])" office:value-type="float" office:value="57840">
            <text:p>57840</text:p>
          </table:table-cell>
          <table:table-cell table:style-name="ce1" office:value-type="float" office:value="100000000">
            <text:p>1.00E+008</text:p>
          </table:table-cell>
          <table:table-cell table:formula="of:=[.Q12]/[.P12]" office:value-type="float" office:value="1728.90733056708">
            <text:p>1728.9073305671</text:p>
          </table:table-cell>
          <table:table-cell table:formula="of:=[.R12]/52" office:value-type="float" office:value="33.2482178955208">
            <text:p>33.2482178955</text:p>
          </table:table-cell>
          <table:table-cell/>
          <table:table-cell table:formula="of:=([.N12]+[.O12])/[.P12]" office:value-type="float" office:value="0.315352697095436">
            <text:p>0.315352697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ald Haselwood</meta:initial-creator>
    <meta:creation-date>2015-12-05T21:11:00</meta:creation-date>
    <dc:date>2015-12-09T11:46:39</dc:date>
    <dc:creator>Donald Haselwood</dc:creator>
    <meta:editing-duration>P3DT14H2M49S</meta:editing-duration>
    <meta:editing-cycles>1</meta:editing-cycles>
    <meta:document-statistic meta:table-count="3" meta:cell-count="115" meta:object-count="0"/>
    <meta:generator>LibreOffice/3.5$Linux_X86_64 LibreOffice_project/350m1$Build-2</meta:generator>
  </office:meta>
</office:document-meta>
</file>